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paragraph-rsid="0000e77d"/>
    </style:style>
    <style:style style:name="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P3" style:family="paragraph" style:parent-style-name="Table_20_Contents">
      <style:text-properties style:font-name="Trebuchet MS" fo:font-size="26pt" fo:language="en" fo:country="US" officeooo:rsid="0010be90" officeooo:paragraph-rsid="0000e77d" style:font-size-asian="26pt" style:font-size-complex="26pt"/>
    </style:style>
    <style:style style:name="P4" style:family="paragraph" style:parent-style-name="Table_20_Contents">
      <style:paragraph-properties fo:text-align="center" style:justify-single-word="false"/>
      <style:text-properties fo:language="en" fo:country="US" officeooo:rsid="0010be90" officeooo:paragraph-rsid="0000e77d"/>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00e77d"/>
    </style:style>
    <style:style style:name="P7" style:family="paragraph" style:parent-style-name="Footer">
      <style:paragraph-properties fo:text-align="end" style:justify-single-word="false"/>
      <style:text-properties fo:language="en" fo:country="US" officeooo:paragraph-rsid="0000e77d"/>
    </style:style>
    <style:style style:name="P8" style:family="paragraph" style:parent-style-name="Footer">
      <style:text-properties fo:language="en" fo:country="US" officeooo:rsid="0010be90" officeooo:paragraph-rsid="0000e77d"/>
    </style:style>
    <style:style style:name="P9" style:family="paragraph" style:parent-style-name="Text_20_body">
      <style:text-properties fo:language="en" fo:country="US" officeooo:paragraph-rsid="00054f95"/>
    </style:style>
    <style:style style:name="P10" style:family="paragraph" style:parent-style-name="Text_20_body">
      <style:text-properties fo:language="en" fo:country="US" officeooo:rsid="000797af" officeooo:paragraph-rsid="000797af"/>
    </style:style>
    <style:style style:name="P11" style:family="paragraph" style:parent-style-name="Text_20_body">
      <style:text-properties fo:language="en" fo:country="US" officeooo:rsid="00054f95" officeooo:paragraph-rsid="00054f95"/>
    </style:style>
    <style:style style:name="P12" style:family="paragraph" style:parent-style-name="Text_20_body">
      <style:text-properties fo:language="en" fo:country="US" officeooo:rsid="00054f95" officeooo:paragraph-rsid="000aacbf"/>
    </style:style>
    <style:style style:name="P13" style:family="paragraph" style:parent-style-name="Heading_20_1">
      <style:text-properties fo:language="en" fo:country="US" officeooo:rsid="00044363" officeooo:paragraph-rsid="00181b31"/>
    </style:style>
    <style:style style:name="P14" style:family="paragraph" style:parent-style-name="Heading_20_1">
      <style:text-properties fo:language="en" fo:country="US" officeooo:paragraph-rsid="00044363"/>
    </style:style>
    <style:style style:name="P15" style:family="paragraph" style:parent-style-name="Heading_20_1">
      <style:text-properties fo:language="en" fo:country="US" officeooo:rsid="00054f95" officeooo:paragraph-rsid="00054f95"/>
    </style:style>
    <style:style style:name="P16" style:family="paragraph" style:parent-style-name="Heading_20_1">
      <style:paragraph-properties fo:break-before="page"/>
      <style:text-properties fo:language="en" fo:country="US" officeooo:rsid="00044363" officeooo:paragraph-rsid="00044363"/>
    </style:style>
    <style:style style:name="P17" style:family="paragraph" style:parent-style-name="Heading_20_2">
      <style:text-properties officeooo:rsid="000d5410" officeooo:paragraph-rsid="000d5410"/>
    </style:style>
    <style:style style:name="P18" style:family="paragraph" style:parent-style-name="Heading_20_2">
      <style:text-properties fo:language="en" fo:country="US" officeooo:paragraph-rsid="00181b31"/>
    </style:style>
    <style:style style:name="P19" style:family="paragraph" style:parent-style-name="Heading_20_3">
      <style:text-properties fo:language="en" fo:country="US" officeooo:rsid="000d5410" officeooo:paragraph-rsid="001621b1"/>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text-properties fo:language="en" fo:country="US" officeooo:rsid="0009dea0" officeooo:paragraph-rsid="000797af"/>
    </style:style>
    <style:style style:name="P24" style:family="paragraph" style:parent-style-name="Text_20_body" style:list-style-name="L1">
      <style:text-properties fo:language="en" fo:country="US" officeooo:rsid="0009dea0" officeooo:paragraph-rsid="0009dea0"/>
    </style:style>
    <style:style style:name="P25" style:family="paragraph" style:parent-style-name="Text_20_body" style:list-style-name="L1">
      <style:text-properties fo:language="en" fo:country="US" officeooo:rsid="0009dea0" officeooo:paragraph-rsid="001621b1"/>
    </style:style>
    <style:style style:name="P26" style:family="paragraph" style:parent-style-name="Text_20_body" style:list-style-name="L1">
      <style:text-properties fo:language="en" fo:country="US" officeooo:rsid="000797af" officeooo:paragraph-rsid="000aacbf"/>
    </style:style>
    <style:style style:name="P27" style:family="paragraph" style:parent-style-name="Text_20_body" style:list-style-name="L1">
      <style:text-properties fo:language="en" fo:country="US" officeooo:rsid="000797af" officeooo:paragraph-rsid="0017af85"/>
    </style:style>
    <style:style style:name="P28" style:family="paragraph" style:parent-style-name="Text_20_body" style:list-style-name="L1">
      <style:text-properties fo:language="en" fo:country="US" officeooo:rsid="000aacbf" officeooo:paragraph-rsid="000aacbf"/>
    </style:style>
    <style:style style:name="P29" style:family="paragraph" style:parent-style-name="Text_20_body">
      <style:text-properties fo:language="en" fo:country="US" officeooo:rsid="000d5410" officeooo:paragraph-rsid="000d5410"/>
    </style:style>
    <style:style style:name="P30" style:family="paragraph" style:parent-style-name="Text_20_body">
      <style:text-properties fo:language="en" fo:country="US" officeooo:rsid="001324b4" officeooo:paragraph-rsid="001324b4"/>
    </style:style>
    <style:style style:name="P31" style:family="paragraph" style:parent-style-name="Text_20_body">
      <style:text-properties fo:language="en" fo:country="US" officeooo:rsid="001324b4" officeooo:paragraph-rsid="0016f238"/>
    </style:style>
    <style:style style:name="P32" style:family="paragraph" style:parent-style-name="Text_20_body">
      <style:text-properties fo:language="en" fo:country="US" officeooo:rsid="001324b4" officeooo:paragraph-rsid="00200e01"/>
    </style:style>
    <style:style style:name="P33" style:family="paragraph" style:parent-style-name="Text_20_body">
      <style:text-properties fo:language="en" fo:country="US" officeooo:rsid="00054f95" officeooo:paragraph-rsid="0010ac5b"/>
    </style:style>
    <style:style style:name="P34" style:family="paragraph" style:parent-style-name="Text_20_body">
      <style:text-properties fo:language="en" fo:country="US" officeooo:rsid="00054f95" officeooo:paragraph-rsid="00222f1f"/>
    </style:style>
    <style:style style:name="P35" style:family="paragraph" style:parent-style-name="Text_20_body">
      <style:text-properties fo:language="en" fo:country="US" officeooo:paragraph-rsid="0005c099"/>
    </style:style>
    <style:style style:name="P36" style:family="paragraph" style:parent-style-name="Text_20_body">
      <style:text-properties fo:language="en" fo:country="US" officeooo:paragraph-rsid="00181b31"/>
    </style:style>
    <style:style style:name="P37" style:family="paragraph" style:parent-style-name="Text_20_body">
      <style:text-properties officeooo:paragraph-rsid="00181b31"/>
    </style:style>
    <style:style style:name="T1" style:family="text">
      <style:text-properties officeooo:rsid="0010be90"/>
    </style:style>
    <style:style style:name="T2" style:family="text">
      <style:text-properties officeooo:rsid="00044363"/>
    </style:style>
    <style:style style:name="T3" style:family="text">
      <style:text-properties officeooo:rsid="00054f95"/>
    </style:style>
    <style:style style:name="T4" style:family="text">
      <style:text-properties officeooo:rsid="0005c099"/>
    </style:style>
    <style:style style:name="T5" style:family="text">
      <style:text-properties officeooo:rsid="000797af"/>
    </style:style>
    <style:style style:name="T6" style:family="text">
      <style:text-properties officeooo:rsid="000797af" fo:background-color="#ffff00"/>
    </style:style>
    <style:style style:name="T7" style:family="text">
      <style:text-properties fo:language="en" fo:country="US" officeooo:rsid="001621b1"/>
    </style:style>
    <style:style style:name="T8" style:family="text">
      <style:text-properties fo:language="en" fo:country="US" officeooo:rsid="00181b31"/>
    </style:style>
    <style:style style:name="T9" style:family="text">
      <style:text-properties officeooo:rsid="0009dea0"/>
    </style:style>
    <style:style style:name="T10" style:family="text">
      <style:text-properties officeooo:rsid="000aacbf"/>
    </style:style>
    <style:style style:name="T11" style:family="text">
      <style:text-properties officeooo:rsid="000bc619"/>
    </style:style>
    <style:style style:name="T12" style:family="text">
      <style:text-properties officeooo:rsid="0015d2bc"/>
    </style:style>
    <style:style style:name="T13" style:family="text">
      <style:text-properties officeooo:rsid="001621b1"/>
    </style:style>
    <style:style style:name="T14" style:family="text">
      <style:text-properties officeooo:rsid="00181b31"/>
    </style:style>
    <style:style style:name="T15" style:family="text">
      <style:text-properties officeooo:rsid="00189599"/>
    </style:style>
    <style:style style:name="T16" style:family="text">
      <style:text-properties officeooo:rsid="0019aa9d"/>
    </style:style>
    <style:style style:name="T17" style:family="text">
      <style:text-properties officeooo:rsid="001ac0b5"/>
    </style:style>
    <style:style style:name="T18" style:family="text">
      <style:text-properties officeooo:rsid="001bd3a1"/>
    </style:style>
    <style:style style:name="T19" style:family="text">
      <style:text-properties officeooo:rsid="001c6b28"/>
    </style:style>
    <style:style style:name="T20" style:family="text">
      <style:text-properties officeooo:rsid="001d5437"/>
    </style:style>
    <style:style style:name="T21" style:family="text">
      <style:text-properties officeooo:rsid="00200e01"/>
    </style:style>
    <style:style style:name="T22" style:family="text">
      <style:text-properties officeooo:rsid="0020b77f"/>
    </style:style>
    <style:style style:name="T23" style:family="text">
      <style:text-properties officeooo:rsid="00222f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able of Contents</text:p>
          </text:index-title>
          <text:p text:style-name="P20"><text:a xlink:type="simple" xlink:href="#__RefHeading__426_1862135573">Resume<text:tab/>2</text:a></text:p>
          <text:p text:style-name="P21"><text:a xlink:type="simple" xlink:href="#__RefHeading__428_1862135573">Project Objectives<text:tab/>2</text:a></text:p>
          <text:p text:style-name="P20"><text:a xlink:type="simple" xlink:href="#__RefHeading__379_921947498">Entities to be described<text:tab/>2</text:a></text:p>
          <text:p text:style-name="P20"><text:a xlink:type="simple" xlink:href="#__RefHeading__430_1862135573">Document structure<text:tab/>3</text:a></text:p>
          <text:p text:style-name="P20"><text:a xlink:type="simple" xlink:href="#__RefHeading__432_1862135573">Client-side description<text:tab/>3</text:a></text:p>
          <text:p text:style-name="P21"><text:a xlink:type="simple" xlink:href="#__RefHeading__375_2062156889">Administrative Client<text:tab/>3</text:a></text:p>
          <text:p text:style-name="P22"><text:a xlink:type="simple" xlink:href="#__RefHeading__381_921947498">Administrative Client Type I<text:tab/>3</text:a></text:p>
          <text:p text:style-name="P22"><text:a xlink:type="simple" xlink:href="#__RefHeading__383_921947498">Administrative Client Type II<text:tab/>3</text:a></text:p>
          <text:p text:style-name="P21"><text:a xlink:type="simple" xlink:href="#__RefHeading__377_2062156889">ATCo Client <text:tab/>4</text:a></text:p>
          <text:p text:style-name="P21"><text:a xlink:type="simple" xlink:href="#__RefHeading__381_2062156889">Pilot Client<text:tab/>4</text:a></text:p>
          <text:p text:style-name="P20"><text:a xlink:type="simple" xlink:href="#__RefHeading__434_1862135573">Server-side description<text:tab/>4</text:a></text:p>
          <text:p text:style-name="P20"><text:a xlink:type="simple" xlink:href="#__RefHeading__436_1862135573">Secondary resources and data-sources<text:tab/>4</text:a></text:p>
        </text:index-body>
      </text:table-of-content>
      <text:p text:style-name="P5"/>
      <text:p text:style-name="P5"/>
      <text:p text:style-name="P5"/>
      <text:p text:style-name="P5"/>
      <text:p text:style-name="P5"/>
      <text:h text:style-name="P16" text:outline-level="1"><text:bookmark-start text:name="__RefHeading__426_1862135573"/>Resume<text:bookmark-end text:name="__RefHeading__426_1862135573"/></text:h>
      <text:p text:style-name="P35"><text:span text:style-name="T4">This document intends to describe in a top level, user and developer friendly way SISGEA (Sistema Integrado de Simulação Geral de Espaço Aéreo – Integrated General Airspace Simulation System). Firstly, entities that are involved </text:span><text:span text:style-name="T5">(either directly or indirectly) with the system concept. Further, the document structure is briefly explained and the system is described both through the client and the server perspective. At the end of the document, some of the cited secondary resources (</text:span><text:span text:style-name="T6">e.g, &lt;insert example&gt;</text:span><text:span text:style-name="T5">) are explained as well.</text:span></text:p>
      <text:h text:style-name="P18" text:outline-level="2"><text:bookmark-start text:name="__RefHeading__428_1862135573"/><text:span text:style-name="T14">Project Objectives</text:span><text:bookmark-end text:name="__RefHeading__428_1862135573"/></text:h>
      <text:p text:style-name="P37"><text:span text:style-name="T8"/></text:p>
      <text:p text:style-name="P36"><text:span text:style-name="T14">SISGEA intends to serve, on the short-term, as a simple framework that support the test of ATM practices and simulations of various sceneries. As its source code will be available free of charge </text:span><text:span text:style-name="T15">through a special license </text:span><text:span text:style-name="T16">(</text:span><text:span text:style-name="T15">that is yet to be written</text:span><text:span text:style-name="T16">),</text:span><text:span text:style-name="T15"> </text:span><text:span text:style-name="T16">SISGEA also intends to pave the way for the creation of an enhanced ATM simulation framework on the long run. </text:span><text:span text:style-name="T17">This will be helped by the use of a modularized architecture, which allows developers and researchers to develop and adopt more sophisticated models that are able to connect to SISGEA's core through a standartized interface.</text:span></text:p>
      <text:h text:style-name="P13" text:outline-level="1"><text:bookmark-start text:name="__RefHeading__379_921947498"/>Entities to be described<text:bookmark-end text:name="__RefHeading__379_921947498"/></text:h>
      <text:p text:style-name="P10">A list of the <text:span text:style-name="T17">entities adopted and used on this document, followed by </text:span>a short description on the respective entity is below:</text:p>
      <text:p text:style-name="P23"/>
      <text:list xml:id="list3370335395338137735" text:style-name="L1">
        <text:list-item>
          <text:p text:style-name="P24">Aircraft<text:span text:style-name="T14"> – Serves as an interface to comprise all forms of aerial veichles, ranging from UAVs <text:s/>to Helicopters.</text:span></text:p>
        </text:list-item>
        <text:list-item>
          <text:p text:style-name="P24">Client –<text:span text:style-name="T17"> Generic representation of a software that is able to communicate (I.e, exchange data) with SISGEA Server (system core).</text:span></text:p>
          <text:list>
            <text:list-item>
              <text:p text:style-name="P24">ATCo –<text:span text:style-name="T17"> Represent an ATCo (Air Traffic Controller) or a similar entity (e.g, a hypotetical equipment that perform similar functions).</text:span></text:p>
            </text:list-item>
            <text:list-item>
              <text:p text:style-name="P24">Pilot –<text:span text:style-name="T18"> Represent a pilot flying a controllable aircraft or a similar device (e.g, an autonomous UAS).</text:span></text:p>
            </text:list-item>
            <text:list-item>
              <text:p text:style-name="P24">Administrative <text:span text:style-name="T13">I –</text:span><text:span text:style-name="T18"> The type-1 administrative client is able t</text:span><text:span text:style-name="T19">o configure the server and the simulations that are being executed.</text:span></text:p>
            </text:list-item>
            <text:list-item>
              <text:p text:style-name="P25"><text:span text:style-name="T13">Administrative II –</text:span><text:span text:style-name="T19"> The type-2 administrative client can only access data recorded from simulations or processed results from those previously acquired data.</text:span></text:p>
            </text:list-item>
          </text:list>
        </text:list-item>
        <text:list-item>
          <text:p text:style-name="P26"><text:span text:style-name="T10">Navigation Waypoint</text:span><text:span text:style-name="T9"> –</text:span><text:span text:style-name="T19"> Represents generically a waypoint, which might be only virtual, like <text:s/>real-world navigational waypoints or physical entities (NDB or VOR stations).</text:span></text:p>
        </text:list-item>
        <text:list-item>
          <text:p text:style-name="P28">World –<text:span text:style-name="T20"> Abstract the world on a simulation-related context (i.e, a sector).</text:span></text:p>
          <text:list>
            <text:list-item>
              <text:p text:style-name="P27"><text:soft-page-break/><text:span text:style-name="T10">Simulation Cell </text:span><text:span text:style-name="T20">- <text:s/>A simulation cell comprises a sector of the virtual world, together with meteorological and geographical data needed to process the simulation of air traffic operations.</text:span><text:line-break/></text:p>
            </text:list-item>
          </text:list>
        </text:list-item>
      </text:list>
      <text:h text:style-name="P14" text:outline-level="1"><text:bookmark-start text:name="__RefHeading__430_1862135573"/><text:span text:style-name="T2">Document </text:span><text:span text:style-name="T3">s</text:span><text:span text:style-name="T2">tructure</text:span><text:bookmark-end text:name="__RefHeading__430_1862135573"/></text:h>
      <text:p text:style-name="P12"><text:span text:style-name="T10">SISGEA, being a client-server application, will have its description divided in those two fronts. There will be several common points between the client and the server perspective, but this is done with the intent to clarify the meaning of the operations that eventually involve both parts of the system. The client-side description consist of a general paragraph to the entire set of client types, followed by sub-items that cover specific details for each kind of client. </text:span><text:span text:style-name="T11">Additional resources used on both sides will be explained further on the last item, “Secondary Resources and Data Sources”.</text:span></text:p>
      <text:h text:style-name="P15" text:outline-level="1"><text:bookmark-start text:name="__RefHeading__432_1862135573"/>Client-side description<text:bookmark-end text:name="__RefHeading__432_1862135573"/></text:h>
      <text:p text:style-name="P29">In overall, SISGEA Client programs are clients that will use services provided by the server. Those services range from acquiring and retrieving data previously obtained with simulations to feeding the server data related to the current simulation purposes. The tasks that can be performed by clients <text:s text:c="2"/>within the system context will be used below to divide their types.</text:p>
      <text:h text:style-name="P17" text:outline-level="2"><text:bookmark-start text:name="__RefHeading__375_2062156889"/>Administrative Client<text:bookmark-end text:name="__RefHeading__375_2062156889"/></text:h>
      <text:p text:style-name="P30"><text:span text:style-name="T12"/></text:p>
      <text:h text:style-name="P19" text:outline-level="3"><text:bookmark-start text:name="__RefHeading__381_921947498"/>Administrative Client <text:span text:style-name="T13">Type I</text:span><text:bookmark-end text:name="__RefHeading__381_921947498"/></text:h>
      <text:p text:style-name="P31"><text:span text:style-name="T7">The administrative client </text:span><text:span text:style-name="T21">type 1 is able to </text:span><text:span text:style-name="T7">control </text:span><text:span text:style-name="T21">the server configurations, ranging from network control (e.g., listing clients that are currently connected, kicking clients or whether new connection requests shall be allowed) to operational control (e.g., closing a simulation, reading simulation data or manipulating simulation records).</text:span></text:p>
      <text:h text:style-name="P19" text:outline-level="3"><text:bookmark-start text:name="__RefHeading__383_921947498"/><text:span text:style-name="T13">Administrative Client Type II</text:span><text:bookmark-end text:name="__RefHeading__383_921947498"/></text:h>
      <text:p text:style-name="P32"><text:span text:style-name="T21">The administrative client type 2 is able only to perform some of t</text:span><text:span text:style-name="T22">he operational administrative operations (reading simulation data or post-processed data).</text:span></text:p>
      <text:h text:style-name="P17" text:outline-level="2"><text:bookmark-start text:name="__RefHeading__377_2062156889"/>ATCo Client <text:bookmark-end text:name="__RefHeading__377_2062156889"/></text:h>
      <text:p text:style-name="P34"><text:span text:style-name="T23">The ATCo Client will allow the simulation of a real ATC behavior,</text:span></text:p>
      <text:h text:style-name="P17" text:outline-level="2"><text:bookmark-start text:name="__RefHeading__381_2062156889"/>Pilot Client<text:bookmark-end text:name="__RefHeading__381_2062156889"/></text:h>
      <text:p text:style-name="P33">Lorem ipsum dolor sit amet, cu dolores mediocrem honestatis sed, at dictas inimicus vel, ea nec brute utamur delicata. Vis rebum porro definiebas ea, an eos nibh munere, ne vel dico mundi. Eros <text:soft-page-break/>veri veritus ea vel. Graeci omittam complectitur et mel, quo harum putent quaerendum id, et erant decore democritum per. Ea tale soluta euripidis est, ne eos latine ullamcorper, mea ne agam augue scriptorem. His sale minimum suscipiantur ex, sea assum suavitate ea.</text:p>
      <text:h text:style-name="P15" text:outline-level="1"><text:bookmark-start text:name="__RefHeading__434_1862135573"/>Server-side description<text:bookmark-end text:name="__RefHeading__434_1862135573"/></text:h>
      <text:p text:style-name="P9"><text:span text:style-name="T3">Lorem ipsum dolor sit amet, cu dolores mediocrem honestatis sed, at dictas inimicus vel, ea nec </text:span><text:span text:style-name="T3">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15" text:outline-level="1"><text:bookmark-start text:name="__RefHeading__436_1862135573"/>Secondary resources and data-sources<text:bookmark-end text:name="__RefHeading__436_1862135573"/></text:h>
      <text:p text:style-name="P11">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7cm" table:align="margins"/>
    </style:style>
    <style:style style:name="Tabela2.A" style:family="table-column">
      <style:table-column-properties style:column-width="3.461cm" style:rel-column-width="13340*"/>
    </style:style>
    <style:style style:name="Tabela2.B" style:family="table-column">
      <style:table-column-properties style:column-width="9.462cm" style:rel-column-width="36473*"/>
    </style:style>
    <style:style style:name="Tabela2.C" style:family="table-column">
      <style:table-column-properties style:column-width="2.297cm" style:rel-column-width="8853*"/>
    </style:style>
    <style:style style:name="Tabela2.D" style:family="table-column">
      <style:table-column-properties style:column-width="1.782cm" style:rel-column-width="6869*"/>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B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3.461cm" style:rel-column-width="13340*"/>
    </style:style>
    <style:style style:name="Tabela1.B" style:family="table-column">
      <style:table-column-properties style:column-width="9.462cm" style:rel-column-width="36473*"/>
    </style:style>
    <style:style style:name="Tabela1.C" style:family="table-column">
      <style:table-column-properties style:column-width="2.297cm" style:rel-column-width="8853*"/>
    </style:style>
    <style:style style:name="Tabela1.D" style:family="table-column">
      <style:table-column-properties style:column-width="1.782cm" style:rel-column-width="6869*"/>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B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en" fo:country="US" officeooo:paragraph-rsid="0000e77d"/>
    </style:style>
    <style:style style:name="M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MP3" style:family="paragraph" style:parent-style-name="Table_20_Contents">
      <style:paragraph-properties fo:text-align="center" style:justify-single-word="false"/>
      <style:text-properties fo:language="en" fo:country="US" officeooo:rsid="0010be90" officeooo:paragraph-rsid="0000e77d"/>
    </style:style>
    <style:style style:name="MP4" style:family="paragraph" style:parent-style-name="Standard">
      <style:text-properties fo:language="en" fo:country="US" officeooo:paragraph-rsid="0000e77d"/>
    </style:style>
    <style:style style:name="MP5" style:family="paragraph" style:parent-style-name="Table_20_Contents">
      <style:text-properties style:font-name="Trebuchet MS" fo:font-size="26pt" fo:language="en" fo:country="US" officeooo:rsid="0010be90" officeooo:paragraph-rsid="0000e77d" style:font-size-asian="26pt" style:font-size-complex="26pt"/>
    </style:style>
    <style:style style:name="MP6" style:family="paragraph" style:parent-style-name="Footer">
      <style:paragraph-properties fo:text-align="end" style:justify-single-word="false"/>
      <style:text-properties fo:language="en" fo:country="US" officeooo:paragraph-rsid="0000e77d"/>
    </style:style>
    <style:style style:name="MP7" style:family="paragraph" style:parent-style-name="Footer">
      <style:text-properties fo:language="en" fo:country="US" officeooo:rsid="0010be90" officeooo:paragraph-rsid="0000e77d"/>
    </style:style>
    <style:style style:name="MT1" style:family="text">
      <style:text-properties officeooo:rsid="0010be9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table:table table:name="Tabela2" table:style-name="Tabela2">
          <table:table-column table:style-name="Tabela2.A"/>
          <table:table-column table:style-name="Tabela2.B"/>
          <table:table-column table:style-name="Tabela2.C"/>
          <table:table-column table:style-name="Tabela2.D"/>
          <table:table-row>
            <table:table-cell table:style-name="Tabela2.A1" table:number-rows-spanned="2" office:value-type="string">
              <text:p text:style-name="MP2">SISGEA</text:p>
            </table:table-cell>
            <table:table-cell table:style-name="Tabela2.A1" office:value-type="string">
              <text:p text:style-name="MP3">Document Title</text:p>
            </table:table-cell>
            <table:table-cell table:style-name="Tabela2.A1" office:value-type="string">
              <text:p text:style-name="MP3">1st Edit</text:p>
            </table:table-cell>
            <table:table-cell table:style-name="Tabela2.D1" office:value-type="string">
              <text:p text:style-name="MP3">Revision</text:p>
            </table:table-cell>
          </table:table-row>
          <table:table-row>
            <table:covered-table-cell/>
            <table:table-cell table:style-name="Tabela2.B2" office:value-type="string">
              <text:p text:style-name="MP3"><text:title>Abstract System Description</text:title></text:p>
            </table:table-cell>
            <table:table-cell table:style-name="Tabela2.B2" office:value-type="string">
              <text:p text:style-name="MP3">30/12/2015</text:p>
            </table:table-cell>
            <table:table-cell table:style-name="Tabela2.D2" office:value-type="string">
              <text:p text:style-name="MP3">1</text:p>
            </table:table-cell>
          </table:table-row>
        </table:table>
        <text:p text:style-name="MP4"/>
      </style:header>
      <style:header-first style:display="false">
        <text:p text:style-name="MP1"/>
        <table:table table:name="Tabela1" table:style-name="Tabela1">
          <table:table-column table:style-name="Tabela1.A"/>
          <table:table-column table:style-name="Tabela1.B"/>
          <table:table-column table:style-name="Tabela1.C"/>
          <table:table-column table:style-name="Tabela1.D"/>
          <table:table-row>
            <table:table-cell table:style-name="Tabela1.A1" table:number-rows-spanned="2" office:value-type="string">
              <text:p text:style-name="MP5">SISGEA</text:p>
            </table:table-cell>
            <table:table-cell table:style-name="Tabela1.A1" office:value-type="string">
              <text:p text:style-name="MP3">Document Title</text:p>
            </table:table-cell>
            <table:table-cell table:style-name="Tabela1.A1" office:value-type="string">
              <text:p text:style-name="MP3">1st Edit</text:p>
            </table:table-cell>
            <table:table-cell table:style-name="Tabela1.D1" office:value-type="string">
              <text:p text:style-name="MP3">Revision</text:p>
            </table:table-cell>
          </table:table-row>
          <table:table-row>
            <table:covered-table-cell/>
            <table:table-cell table:style-name="Tabela1.B2" office:value-type="string">
              <text:p text:style-name="MP3"><text:title>Abstract System Description</text:title></text:p>
            </table:table-cell>
            <table:table-cell table:style-name="Tabela1.B2" office:value-type="string">
              <text:p text:style-name="MP3">30/12/2015</text:p>
            </table:table-cell>
            <table:table-cell table:style-name="Tabela1.D2" office:value-type="string">
              <text:p text:style-name="MP3">1</text:p>
            </table:table-cell>
          </table:table-row>
        </table:table>
        <text:p text:style-name="MP4"/>
      </style:header-first>
      <style:footer>
        <text:p text:style-name="MP6"><text:page-number text:select-page="current">4</text:page-number>/<text:page-count>4</text:page-count> <text:span text:style-name="MT1">- </text:span><text:span text:style-name="MT1"><text:title>Abstract System Description</text:title></text:span></text:p>
      </style:footer>
      <style:footer-first style:display="fals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23:55:18.75</meta:creation-date>
    <dc:date>2016-01-16T23:18:45.50</dc:date>
    <meta:editing-duration>PT14H15M31S</meta:editing-duration>
    <meta:editing-cycles>15</meta:editing-cycles>
    <meta:generator>LibreOffice/4.0.0.3$Windows_x86 LibreOffice_project/7545bee9c2a0782548772a21bc84a9dcc583b89</meta:generator>
    <dc:title>Abstract System Description</dc:title>
    <meta:document-statistic meta:table-count="2" meta:image-count="0" meta:object-count="0" meta:page-count="4" meta:paragraph-count="60" meta:word-count="944" meta:character-count="6067" meta:non-whitespace-character-count="5175"/>
  </office:meta>
</office:document-meta>
</file>